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5548in"/>
    </style:style>
    <style:style style:name="TableColumn3" style:family="table-column">
      <style:table-column-properties style:column-width="1.9756in"/>
    </style:style>
    <style:style style:name="TableColumn4" style:family="table-column">
      <style:table-column-properties style:column-width="2.534in"/>
    </style:style>
    <style:style style:name="TableColumn5" style:family="table-column">
      <style:table-column-properties style:column-width="1.6819in"/>
    </style:style>
    <style:style style:name="Table1" style:family="table" style:master-page-name="MP0">
      <style:table-properties style:width="6.7465in" fo:margin-left="0in" table:align="left"/>
    </style:style>
    <style:style style:name="TableRow6" style:family="table-row">
      <style:table-row-properties style:min-row-height="0.2777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break-before="page" fo:margin-bottom="0in" fo:line-height="100%"/>
      <style:text-properties fo:font-weight="bold" style:font-weight-asian="bold" style:font-weight-complex="bold" fo:language="en" fo:country="US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5" style:family="table-row">
      <style:table-row-properties style:min-row-height="0.3416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 fo:line-height="100%"/>
      <style:text-properties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  <style:text-properties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ard" style:family="paragraph">
      <style:paragraph-properties fo:margin-bottom="0in" fo:line-height="100%"/>
      <style:text-properties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24" style:family="table-row">
      <style:table-row-properties style:min-row-height="0.2777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ard" style:family="paragraph">
      <style:paragraph-properties fo:margin-bottom="0in" fo:line-height="100%"/>
      <style:text-properties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  <style:text-properties fo:language="en" fo:country="US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33" style:family="table-row">
      <style:table-row-properties style:min-row-height="0.2777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ard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TableRow42" style:family="table-row">
      <style:table-row-properties style:min-row-height="0.2777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ard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text-align="center" fo:margin-bottom="0in" fo:line-height="100%"/>
      <style:text-properties fo:language="en" fo:country="US"/>
    </style:style>
    <style:style style:name="P51" style:parent-style-name="Titel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</text:p>
          </table:table-cell>
          <table:table-cell table:style-name="TableCell9">
            <text:p text:style-name="P10">Test</text:p>
          </table:table-cell>
          <table:table-cell table:style-name="TableCell11">
            <text:p text:style-name="P12">Verwacht</text:p>
          </table:table-cell>
          <table:table-cell table:style-name="TableCell13">
            <text:p text:style-name="P14">Gelukt?</text:p>
          </table:table-cell>
        </table:table-row>
        <table:table-row table:style-name="TableRow15"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</table:table>
      <text:p text:style-name="P51">TestPlan</text:p>
      <text:h text:style-name="Kop1" text:outline-level="1">Tests:</text:h>
      <text:h text:style-name="Kop1" text:outline-level="1">Uitzonderingen:</text:h>
      <text:p text:style-name="Standaard"/>
      <text:h text:style-name="Kop1" text:outline-level="1">Conclusi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an janssen</meta:initial-creator>
    <dc:creator>daan janssen</dc:creator>
    <meta:creation-date>2017-06-13T08:22:00Z</meta:creation-date>
    <dc:date>2017-06-13T08:22:00Z</dc:date>
    <meta:template xlink:href="Normal.dotm" xlink:type="simple"/>
    <meta:editing-cycles>2</meta:editing-cycles>
    <meta:editing-duration>PT0S</meta:editing-duration>
    <meta:document-statistic meta:page-count="1" meta:paragraph-count="1" meta:word-count="13" meta:character-count="89" meta:row-count="1" meta:non-whitespace-character-count="77"/>
  </office:meta>
</office:document-meta>
</file>